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Property.get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Property.Integer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Property.get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Property.get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Property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gerProperty.get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Property.setNumberValue( Number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Property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Property.setNumberValue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Property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Property.setRunningVersion( boolean running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gerProperty.Integer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Property.IntegerProperty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gerProperty.get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Property.getBoolean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Property.recoverRunningVersion( TestElement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